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Total Packets Sent</text:p>
          </table:table-cell>
          <table:table-cell office:value-type="string" calcext:value-type="string">
            <text:p>Total Packets Dropped</text:p>
          </table:table-cell>
          <table:table-cell office:value-type="string" calcext:value-type="string">
            <text:p>CPU Usage in Seconds</text:p>
          </table:table-cell>
          <table:table-cell office:value-type="string" calcext:value-type="string">
            <text:p>Log Messages Read by Simplefai2ban</text:p>
          </table:table-cell>
          <table:table-cell office:value-type="string" calcext:value-type="string">
            <text:p>Messages Sent by Testapplication</text:p>
          </table:table-cell>
          <table:table-cell office:value-type="string" calcext:value-type="string">
            <text:p>Packets dropped (application)</text:p>
          </table:table-cell>
          <table:table-cell office:value-type="string" calcext:value-type="string">
            <text:p>Clients banned</text:p>
          </table:table-cell>
          <table:table-cell office:value-type="string" calcext:value-type="string">
            <text:p>Log Messages dropped by testapplication</text:p>
          </table:table-cell>
          <table:table-cell office:value-type="string" calcext:value-type="string">
            <text:p>Log Messages read <text:s/>by simplelogstash</text:p>
          </table:table-cell>
          <table:table-cell office:value-type="string" calcext:value-type="string">
            <text:p>Log messages stolen</text:p>
          </table:table-cell>
          <table:table-cell office:value-type="string" calcext:value-type="string">
            <text:p>Percentage of packets dropped at application</text:p>
          </table:table-cell>
          <table:table-cell office:value-type="string" calcext:value-type="string">
            <text:p>Percentage dropped invalid</text:p>
          </table:table-cell>
          <table:table-cell office:value-type="string" calcext:value-type="string">
            <text:p>Percentage messages received</text:p>
          </table:table-cell>
          <table:table-cell office:value-type="string" calcext:value-type="string">
            <text:p>Percentage shm messages dropped</text:p>
          </table:table-cell>
          <table:table-cell office:value-type="string" calcext:value-type="string">
            <text:p>Percentage logstash messages read </text:p>
          </table:table-cell>
          <table:table-cell office:value-type="string" calcext:value-type="string">
            <text:p>Percentage messages stolen</text:p>
          </table:table-cell>
        </table:table-row>
        <table:table-row table:style-name="ro1">
          <table:table-cell office:value-type="string" calcext:value-type="string">
            <text:p>disk ipv4 100k iv 65534 c</text:p>
          </table:table-cell>
          <table:table-cell office:value-type="float" office:value="5071803" calcext:value-type="float">
            <text:p>5071803</text:p>
          </table:table-cell>
          <table:table-cell office:value-type="float" office:value="27928198" calcext:value-type="float">
            <text:p>27928198</text:p>
          </table:table-cell>
          <table:table-cell table:style-name="ce1" office:value-type="string" calcext:value-type="string">
            <text:p>10,51</text:p>
          </table:table-cell>
          <table:table-cell table:number-columns-repeated="2" office:value-type="float" office:value="2071803" calcext:value-type="float">
            <text:p>2071803</text:p>
          </table:table-cell>
          <table:table-cell office:value-type="float" office:value="0" calcext:value-type="float">
            <text:p>0</text:p>
          </table:table-cell>
          <table:table-cell office:value-type="float" office:value="652716" calcext:value-type="float">
            <text:p>652716</text:p>
          </table:table-cell>
          <table:table-cell table:number-columns-repeated="3"/>
          <table:table-cell table:formula="of:=[.G2] / [.B2]" office:value-type="float" office:value="0" calcext:value-type="float">
            <text:p>0</text:p>
          </table:table-cell>
          <table:table-cell table:formula="of:=[.C2]  / (([.B2] + [.C2] - 300*10000) - 3*([.H2]))" office:value-type="float" office:value="0.995946951151909" calcext:value-type="float">
            <text:p>0.995946951151909</text:p>
          </table:table-cell>
          <table:table-cell table:formula="of:=[.E2] / [.F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1m iv 65534 c</text:p>
          </table:table-cell>
          <table:table-cell office:value-type="float" office:value="8570797" calcext:value-type="float">
            <text:p>8570797</text:p>
          </table:table-cell>
          <table:table-cell office:value-type="float" office:value="294429102" calcext:value-type="float">
            <text:p>294429102</text:p>
          </table:table-cell>
          <table:table-cell office:value-type="string" calcext:value-type="string">
            <text:p>14,99</text:p>
          </table:table-cell>
          <table:table-cell table:number-columns-repeated="2" office:value-type="float" office:value="4702157" calcext:value-type="float">
            <text:p>4702157</text:p>
          </table:table-cell>
          <table:table-cell office:value-type="float" office:value="882962" calcext:value-type="float">
            <text:p>882962</text:p>
          </table:table-cell>
          <table:table-cell office:value-type="float" office:value="655340" calcext:value-type="float">
            <text:p>655340</text:p>
          </table:table-cell>
          <table:table-cell table:number-columns-repeated="3"/>
          <table:table-cell table:formula="of:=[.G3] / [.B3]" office:value-type="float" office:value="0.103019824177378" calcext:value-type="float">
            <text:p>0.103019824177378</text:p>
          </table:table-cell>
          <table:table-cell table:formula="of:=[.C3]  / (([.B3] + [.C3] - 300*10000) - 3*([.H3]))" office:value-type="float" office:value="0.987904807963124" calcext:value-type="float">
            <text:p>0.987904807963124</text:p>
          </table:table-cell>
          <table:table-cell table:formula="of:=[.E3] / [.F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10m iv 65534 c</text:p>
          </table:table-cell>
          <table:table-cell office:value-type="float" office:value="102743853" calcext:value-type="float">
            <text:p>102743853</text:p>
          </table:table-cell>
          <table:table-cell office:value-type="float" office:value="2884141560" calcext:value-type="float">
            <text:p>2884141560</text:p>
          </table:table-cell>
          <table:table-cell office:value-type="string" calcext:value-type="string">
            <text:p>83,72</text:p>
          </table:table-cell>
          <table:table-cell table:number-columns-repeated="2" office:value-type="float" office:value="34385318" calcext:value-type="float">
            <text:p>34385318</text:p>
          </table:table-cell>
          <table:table-cell office:value-type="float" office:value="65602075" calcext:value-type="float">
            <text:p>65602075</text:p>
          </table:table-cell>
          <table:table-cell office:value-type="float" office:value="653699" calcext:value-type="float">
            <text:p>653699</text:p>
          </table:table-cell>
          <table:table-cell table:number-columns-repeated="3"/>
          <table:table-cell table:formula="of:=[.G4] / [.B4]" office:value-type="float" office:value="0.638501215250318" calcext:value-type="float">
            <text:p>0.638501215250318</text:p>
          </table:table-cell>
          <table:table-cell table:formula="of:=[.C4]  / (([.B4] + [.C4] - 300*10000) - 3*([.H4]))" office:value-type="float" office:value="0.967208169746183" calcext:value-type="float">
            <text:p>0.967208169746183</text:p>
          </table:table-cell>
          <table:table-cell table:formula="of:=[.E4] / [.F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6 100k iv 65534 c</text:p>
          </table:table-cell>
          <table:table-cell office:value-type="float" office:value="5037901" calcext:value-type="float">
            <text:p>5037901</text:p>
          </table:table-cell>
          <table:table-cell office:value-type="float" office:value="27962100" calcext:value-type="float">
            <text:p>27962100</text:p>
          </table:table-cell>
          <table:table-cell office:value-type="string" calcext:value-type="string">
            <text:p>11,75</text:p>
          </table:table-cell>
          <table:table-cell table:number-columns-repeated="2" office:value-type="float" office:value="2037901" calcext:value-type="float">
            <text:p>2037901</text:p>
          </table:table-cell>
          <table:table-cell office:value-type="float" office:value="0" calcext:value-type="float">
            <text:p>0</text:p>
          </table:table-cell>
          <table:table-cell office:value-type="float" office:value="648194" calcext:value-type="float">
            <text:p>648194</text:p>
          </table:table-cell>
          <table:table-cell table:number-columns-repeated="3"/>
          <table:table-cell table:formula="of:=[.G5] / [.B5]" office:value-type="float" office:value="0" calcext:value-type="float">
            <text:p>0</text:p>
          </table:table-cell>
          <table:table-cell table:formula="of:=[.C5]  / (([.B5] + [.C5] - 300*10000) - 3*([.H5]))" office:value-type="float" office:value="0.996673762027935" calcext:value-type="float">
            <text:p>0.996673762027935</text:p>
          </table:table-cell>
          <table:table-cell table:formula="of:=[.E5] / [.F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6 1m iv 65534 c</text:p>
          </table:table-cell>
          <table:table-cell office:value-type="float" office:value="9506357" calcext:value-type="float">
            <text:p>9506357</text:p>
          </table:table-cell>
          <table:table-cell office:value-type="float" office:value="293493542" calcext:value-type="float">
            <text:p>293493542</text:p>
          </table:table-cell>
          <table:table-cell office:value-type="string" calcext:value-type="string">
            <text:p>21,08</text:p>
          </table:table-cell>
          <table:table-cell table:number-columns-repeated="2" office:value-type="float" office:value="5575347" calcext:value-type="float">
            <text:p>5575347</text:p>
          </table:table-cell>
          <table:table-cell office:value-type="float" office:value="948926" calcext:value-type="float">
            <text:p>948926</text:p>
          </table:table-cell>
          <table:table-cell office:value-type="float" office:value="655340" calcext:value-type="float">
            <text:p>655340</text:p>
          </table:table-cell>
          <table:table-cell table:number-columns-repeated="3"/>
          <table:table-cell table:formula="of:=[.G6] / [.B6]" office:value-type="float" office:value="0.0998201519257061" calcext:value-type="float">
            <text:p>0.099820151925706</text:p>
          </table:table-cell>
          <table:table-cell table:formula="of:=[.C6]  / (([.B6] + [.C6] - 300*10000) - 3*([.H6]))" office:value-type="float" office:value="0.98476570175433" calcext:value-type="float">
            <text:p>0.98476570175433</text:p>
          </table:table-cell>
          <table:table-cell table:formula="of:=[.E6] / [.F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6 10m iv 65534 c</text:p>
          </table:table-cell>
          <table:table-cell office:value-type="float" office:value="927156119" calcext:value-type="float">
            <text:p>927156119</text:p>
          </table:table-cell>
          <table:table-cell office:value-type="float" office:value="2065275054" calcext:value-type="float">
            <text:p>2065275054</text:p>
          </table:table-cell>
          <table:table-cell office:value-type="string" calcext:value-type="string">
            <text:p>346,73</text:p>
          </table:table-cell>
          <table:table-cell office:value-type="float" office:value="205035723" calcext:value-type="float">
            <text:p>205035723</text:p>
          </table:table-cell>
          <table:table-cell office:value-type="float" office:value="227895383" calcext:value-type="float">
            <text:p>227895383</text:p>
          </table:table-cell>
          <table:table-cell office:value-type="float" office:value="697339109" calcext:value-type="float">
            <text:p>697339109</text:p>
          </table:table-cell>
          <table:table-cell office:value-type="float" office:value="604732" calcext:value-type="float">
            <text:p>604732</text:p>
          </table:table-cell>
          <table:table-cell table:number-columns-repeated="3"/>
          <table:table-cell table:formula="of:=[.G7] / [.B7]" office:value-type="float" office:value="0.752126955438882" calcext:value-type="float">
            <text:p>0.752126955438882</text:p>
          </table:table-cell>
          <table:table-cell table:formula="of:=[.C7]  / (([.B7] + [.C7] - 300*10000) - 3*([.H7]))" office:value-type="float" office:value="0.691278390067871" calcext:value-type="float">
            <text:p>0.691278390067871</text:p>
          </table:table-cell>
          <table:table-cell table:formula="of:=[.E7] / [.F7]" office:value-type="float" office:value="0.899692307500587" calcext:value-type="float">
            <text:p>0.899692307500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&amp; ipv6 100k iv 131068 c</text:p>
          </table:table-cell>
          <table:table-cell office:value-type="float" office:value="6549041" calcext:value-type="float">
            <text:p>6549041</text:p>
          </table:table-cell>
          <table:table-cell office:value-type="float" office:value="26450961" calcext:value-type="float">
            <text:p>26450961</text:p>
          </table:table-cell>
          <table:table-cell office:value-type="string" calcext:value-type="string">
            <text:p>18,47</text:p>
          </table:table-cell>
          <table:table-cell table:number-columns-repeated="2" office:value-type="float" office:value="3549041" calcext:value-type="float">
            <text:p>3549041</text:p>
          </table:table-cell>
          <table:table-cell office:value-type="float" office:value="0" calcext:value-type="float">
            <text:p>0</text:p>
          </table:table-cell>
          <table:table-cell office:value-type="float" office:value="1179612" calcext:value-type="float">
            <text:p>1179612</text:p>
          </table:table-cell>
          <table:table-cell table:number-columns-repeated="3"/>
          <table:table-cell table:formula="of:=[.G8] / [.B8]" office:value-type="float" office:value="0" calcext:value-type="float">
            <text:p>0</text:p>
          </table:table-cell>
          <table:table-cell table:formula="of:=[.C8]  / (([.B8] + [.C8] - 300*10000) - 3*([.H8]))" office:value-type="float" office:value="0.999614340501851" calcext:value-type="float">
            <text:p>0.999614340501851</text:p>
          </table:table-cell>
          <table:table-cell table:formula="of:=[.E8] / [.F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&amp; ipv6 1m iv 131068 c</text:p>
          </table:table-cell>
          <table:table-cell office:value-type="float" office:value="12531213" calcext:value-type="float">
            <text:p>12531213</text:p>
          </table:table-cell>
          <table:table-cell office:value-type="float" office:value="290468687" calcext:value-type="float">
            <text:p>290468687</text:p>
          </table:table-cell>
          <table:table-cell office:value-type="string" calcext:value-type="string">
            <text:p>32,94</text:p>
          </table:table-cell>
          <table:table-cell table:number-columns-repeated="2" office:value-type="float" office:value="8499662" calcext:value-type="float">
            <text:p>8499662</text:p>
          </table:table-cell>
          <table:table-cell office:value-type="float" office:value="1049666" calcext:value-type="float">
            <text:p>1049666</text:p>
          </table:table-cell>
          <table:table-cell office:value-type="float" office:value="1310680" calcext:value-type="float">
            <text:p>1310680</text:p>
          </table:table-cell>
          <table:table-cell table:number-columns-repeated="3"/>
          <table:table-cell table:formula="of:=[.G9] / [.B9]" office:value-type="float" office:value="0.0837641176476691" calcext:value-type="float">
            <text:p>0.083764117647669</text:p>
          </table:table-cell>
          <table:table-cell table:formula="of:=[.C9]  / (([.B9] + [.C9] - 300*10000) - 3*([.H9]))" office:value-type="float" office:value="0.98108821065549" calcext:value-type="float">
            <text:p>0.98108821065549</text:p>
          </table:table-cell>
          <table:table-cell table:formula="of:=[.E9] / [.F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&amp; ipv6 10m iv 131068 c</text:p>
          </table:table-cell>
          <table:table-cell office:value-type="float" office:value="978798760" calcext:value-type="float">
            <text:p>978798760</text:p>
          </table:table-cell>
          <table:table-cell office:value-type="float" office:value="2014770300" calcext:value-type="float">
            <text:p>2014770300</text:p>
          </table:table-cell>
          <table:table-cell office:value-type="string" calcext:value-type="string">
            <text:p>382,19</text:p>
          </table:table-cell>
          <table:table-cell office:value-type="float" office:value="213633409" calcext:value-type="float">
            <text:p>213633409</text:p>
          </table:table-cell>
          <table:table-cell office:value-type="float" office:value="331220177" calcext:value-type="float">
            <text:p>331220177</text:p>
          </table:table-cell>
          <table:table-cell office:value-type="float" office:value="645877292" calcext:value-type="float">
            <text:p>645877292</text:p>
          </table:table-cell>
          <table:table-cell office:value-type="float" office:value="1271062" calcext:value-type="float">
            <text:p>1271062</text:p>
          </table:table-cell>
          <table:table-cell table:number-columns-repeated="3"/>
          <table:table-cell table:formula="of:=[.G10] / [.B10]" office:value-type="float" office:value="0.659867296930372" calcext:value-type="float">
            <text:p>0.659867296930372</text:p>
          </table:table-cell>
          <table:table-cell table:formula="of:=[.C10]  / (([.B10] + [.C10] - 300*10000) - 3*([.H10]))" office:value-type="float" office:value="0.674568121733273" calcext:value-type="float">
            <text:p>0.674568121733273</text:p>
          </table:table-cell>
          <table:table-cell table:formula="of:=[.E10] / [.F10]" office:value-type="float" office:value="0.644989115503069" calcext:value-type="float">
            <text:p>0.644989115503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100k iv 65534 c</text:p>
          </table:table-cell>
          <table:table-cell office:value-type="float" office:value="5053914" calcext:value-type="float">
            <text:p>5053914</text:p>
          </table:table-cell>
          <table:table-cell office:value-type="float" office:value="27946088" calcext:value-type="float">
            <text:p>27946088</text:p>
          </table:table-cell>
          <table:table-cell office:value-type="string" calcext:value-type="string">
            <text:p>13,68</text:p>
          </table:table-cell>
          <table:table-cell table:number-columns-repeated="2" office:value-type="float" office:value="2053874" calcext:value-type="float">
            <text:p>2053874</text:p>
          </table:table-cell>
          <table:table-cell office:value-type="float" office:value="0" calcext:value-type="float">
            <text:p>0</text:p>
          </table:table-cell>
          <table:table-cell office:value-type="float" office:value="650550" calcext:value-type="float">
            <text:p>6505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] / [.B11]" office:value-type="float" office:value="0" calcext:value-type="float">
            <text:p>0</text:p>
          </table:table-cell>
          <table:table-cell table:formula="of:=[.C11]  / (([.B11] + [.C11] - 300*10000) - 3*([.H11]))" office:value-type="float" office:value="0.996354010388917" calcext:value-type="float">
            <text:p>0.996354010388917</text:p>
          </table:table-cell>
          <table:table-cell table:formula="of:=[.E11] / [.F1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1m iv 65534 c</text:p>
          </table:table-cell>
          <table:table-cell office:value-type="float" office:value="8662433" calcext:value-type="float">
            <text:p>8662433</text:p>
          </table:table-cell>
          <table:table-cell office:value-type="float" office:value="294337467" calcext:value-type="float">
            <text:p>294337467</text:p>
          </table:table-cell>
          <table:table-cell office:value-type="string" calcext:value-type="string">
            <text:p>15,52</text:p>
          </table:table-cell>
          <table:table-cell table:number-columns-repeated="2" office:value-type="float" office:value="4610212" calcext:value-type="float">
            <text:p>4610212</text:p>
          </table:table-cell>
          <table:table-cell office:value-type="float" office:value="1068904" calcext:value-type="float">
            <text:p>1068904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] / [.B12]" office:value-type="float" office:value="0.123395355554265" calcext:value-type="float">
            <text:p>0.123395355554265</text:p>
          </table:table-cell>
          <table:table-cell table:formula="of:=[.C12]  / (([.B12] + [.C12] - 300*10000) - 3*([.H12]))" office:value-type="float" office:value="0.987597339604477" calcext:value-type="float">
            <text:p>0.987597339604477</text:p>
          </table:table-cell>
          <table:table-cell table:formula="of:=[.E12] / [.F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10m iv 65534 c</text:p>
          </table:table-cell>
          <table:table-cell office:value-type="float" office:value="42968611" calcext:value-type="float">
            <text:p>42968611</text:p>
          </table:table-cell>
          <table:table-cell office:value-type="float" office:value="2948508168" calcext:value-type="float">
            <text:p>2948508168</text:p>
          </table:table-cell>
          <table:table-cell office:value-type="string" calcext:value-type="string">
            <text:p>25,59</text:p>
          </table:table-cell>
          <table:table-cell table:number-columns-repeated="2" office:value-type="float" office:value="7958811" calcext:value-type="float">
            <text:p>7958811</text:p>
          </table:table-cell>
          <table:table-cell office:value-type="float" office:value="32092489" calcext:value-type="float">
            <text:p>32092489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] / [.B13]" office:value-type="float" office:value="0.746882160095889" calcext:value-type="float">
            <text:p>0.746882160095889</text:p>
          </table:table-cell>
          <table:table-cell table:formula="of:=[.C13]  / (([.B13] + [.C13] - 300*10000) - 3*([.H13]))" office:value-type="float" office:value="0.987275253944598" calcext:value-type="float">
            <text:p>0.987275253944598</text:p>
          </table:table-cell>
          <table:table-cell table:formula="of:=[.E13] / [.F1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6 100k iv 65534 c</text:p>
          </table:table-cell>
          <table:table-cell office:value-type="float" office:value="5045003" calcext:value-type="float">
            <text:p>5045003</text:p>
          </table:table-cell>
          <table:table-cell office:value-type="float" office:value="27954999" calcext:value-type="float">
            <text:p>27954999</text:p>
          </table:table-cell>
          <table:table-cell office:value-type="string" calcext:value-type="string">
            <text:p>15,55</text:p>
          </table:table-cell>
          <table:table-cell table:number-columns-repeated="2" office:value-type="float" office:value="2045002" calcext:value-type="float">
            <text:p>2045002</text:p>
          </table:table-cell>
          <table:table-cell office:value-type="float" office:value="0" calcext:value-type="float">
            <text:p>0</text:p>
          </table:table-cell>
          <table:table-cell office:value-type="float" office:value="651034" calcext:value-type="float">
            <text:p>6510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] / [.B14]" office:value-type="float" office:value="0" calcext:value-type="float">
            <text:p>0</text:p>
          </table:table-cell>
          <table:table-cell table:formula="of:=[.C14]  / (([.B14] + [.C14] - 300*10000) - 3*([.H14]))" office:value-type="float" office:value="0.996723309884515" calcext:value-type="float">
            <text:p>0.996723309884515</text:p>
          </table:table-cell>
          <table:table-cell table:formula="of:=[.E14] / [.F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6 1m iv 65534 c</text:p>
          </table:table-cell>
          <table:table-cell office:value-type="float" office:value="8231626" calcext:value-type="float">
            <text:p>8231626</text:p>
          </table:table-cell>
          <table:table-cell office:value-type="float" office:value="294768274" calcext:value-type="float">
            <text:p>294768274</text:p>
          </table:table-cell>
          <table:table-cell office:value-type="string" calcext:value-type="string">
            <text:p>17,46</text:p>
          </table:table-cell>
          <table:table-cell table:number-columns-repeated="2" office:value-type="float" office:value="4391475" calcext:value-type="float">
            <text:p>4391475</text:p>
          </table:table-cell>
          <table:table-cell office:value-type="float" office:value="854513" calcext:value-type="float">
            <text:p>854513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] / [.B15]" office:value-type="float" office:value="0.103808530659678" calcext:value-type="float">
            <text:p>0.103808530659678</text:p>
          </table:table-cell>
          <table:table-cell table:formula="of:=[.C15]  / (([.B15] + [.C15] - 300*10000) - 3*([.H15]))" office:value-type="float" office:value="0.989042836337936" calcext:value-type="float">
            <text:p>0.989042836337936</text:p>
          </table:table-cell>
          <table:table-cell table:formula="of:=[.E15] / [.F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6 10m iv 65534 c</text:p>
          </table:table-cell>
          <table:table-cell office:value-type="float" office:value="44881393" calcext:value-type="float">
            <text:p>44881393</text:p>
          </table:table-cell>
          <table:table-cell office:value-type="float" office:value="2947050186" calcext:value-type="float">
            <text:p>2947050186</text:p>
          </table:table-cell>
          <table:table-cell office:value-type="string" calcext:value-type="string">
            <text:p>32,36</text:p>
          </table:table-cell>
          <table:table-cell table:number-columns-repeated="2" office:value-type="float" office:value="8879926" calcext:value-type="float">
            <text:p>8879926</text:p>
          </table:table-cell>
          <table:table-cell office:value-type="float" office:value="33084725" calcext:value-type="float">
            <text:p>33084725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] / [.B16]" office:value-type="float" office:value="0.737159049408293" calcext:value-type="float">
            <text:p>0.737159049408293</text:p>
          </table:table-cell>
          <table:table-cell table:formula="of:=[.C16]  / (([.B16] + [.C16] - 300*10000) - 3*([.H16]))" office:value-type="float" office:value="0.986636815118363" calcext:value-type="float">
            <text:p>0.986636815118363</text:p>
          </table:table-cell>
          <table:table-cell table:formula="of:=[.E16] / [.F1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&amp; ipv6 100k iv 131068 c</text:p>
          </table:table-cell>
          <table:table-cell office:value-type="float" office:value="6550624" calcext:value-type="float">
            <text:p>6550624</text:p>
          </table:table-cell>
          <table:table-cell office:value-type="float" office:value="26449378" calcext:value-type="float">
            <text:p>26449378</text:p>
          </table:table-cell>
          <table:table-cell office:value-type="string" calcext:value-type="string">
            <text:p>26,35</text:p>
          </table:table-cell>
          <table:table-cell table:number-columns-repeated="2" office:value-type="float" office:value="3550622" calcext:value-type="float">
            <text:p>3550622</text:p>
          </table:table-cell>
          <table:table-cell office:value-type="float" office:value="0" calcext:value-type="float">
            <text:p>0</text:p>
          </table:table-cell>
          <table:table-cell office:value-type="float" office:value="1179612" calcext:value-type="float">
            <text:p>11796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] / [.B17]" office:value-type="float" office:value="0" calcext:value-type="float">
            <text:p>0</text:p>
          </table:table-cell>
          <table:table-cell table:formula="of:=[.C17]  / (([.B17] + [.C17] - 300*10000) - 3*([.H17]))" office:value-type="float" office:value="0.999554516985381" calcext:value-type="float">
            <text:p>0.999554516985381</text:p>
          </table:table-cell>
          <table:table-cell table:formula="of:=[.E17] / [.F1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&amp; ipv6 1m iv 131068 c</text:p>
          </table:table-cell>
          <table:table-cell office:value-type="float" office:value="9874403" calcext:value-type="float">
            <text:p>9874403</text:p>
          </table:table-cell>
          <table:table-cell office:value-type="float" office:value="293125601" calcext:value-type="float">
            <text:p>293125601</text:p>
          </table:table-cell>
          <table:table-cell office:value-type="string" calcext:value-type="string">
            <text:p>27,66</text:p>
          </table:table-cell>
          <table:table-cell table:number-columns-repeated="2" office:value-type="float" office:value="5952651" calcext:value-type="float">
            <text:p>5952651</text:p>
          </table:table-cell>
          <table:table-cell office:value-type="float" office:value="934109" calcext:value-type="float">
            <text:p>934109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] / [.B18]" office:value-type="float" office:value="0.0945990355062478" calcext:value-type="float">
            <text:p>0.094599035506248</text:p>
          </table:table-cell>
          <table:table-cell table:formula="of:=[.C18]  / (([.B18] + [.C18] - 300*10000) - 3*([.H18]))" office:value-type="float" office:value="0.990061866335528" calcext:value-type="float">
            <text:p>0.990061866335528</text:p>
          </table:table-cell>
          <table:table-cell table:formula="of:=[.E18] / [.F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&amp; ipv6 10m iv 131068 c</text:p>
          </table:table-cell>
          <table:table-cell office:value-type="float" office:value="53171295" calcext:value-type="float">
            <text:p>53171295</text:p>
          </table:table-cell>
          <table:table-cell office:value-type="float" office:value="2939267649" calcext:value-type="float">
            <text:p>2939267649</text:p>
          </table:table-cell>
          <table:table-cell office:value-type="string" calcext:value-type="string">
            <text:p>65,74</text:p>
          </table:table-cell>
          <table:table-cell table:number-columns-repeated="2" office:value-type="float" office:value="16184880" calcext:value-type="float">
            <text:p>16184880</text:p>
          </table:table-cell>
          <table:table-cell office:value-type="float" office:value="34109167" calcext:value-type="float">
            <text:p>34109167</text:p>
          </table:table-cell>
          <table:table-cell office:value-type="float" office:value="1311040" calcext:value-type="float">
            <text:p>13110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] / [.B19]" office:value-type="float" office:value="0.641495886079133" calcext:value-type="float">
            <text:p>0.641495886079133</text:p>
          </table:table-cell>
          <table:table-cell table:formula="of:=[.C19]  / (([.B19] + [.C19] - 300*10000) - 3*([.H19]))" office:value-type="float" office:value="0.984512448567911" calcext:value-type="float">
            <text:p>0.984512448567911</text:p>
          </table:table-cell>
          <table:table-cell table:formula="of:=[.E19] / [.F1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2r ipv4 &amp; ipv6 10m iv 131068 c</text:p>
          </table:table-cell>
          <table:table-cell office:value-type="float" office:value="83305361" calcext:value-type="float">
            <text:p>83305361</text:p>
          </table:table-cell>
          <table:table-cell office:value-type="float" office:value="2906359315" calcext:value-type="float">
            <text:p>2906359315</text:p>
          </table:table-cell>
          <table:table-cell office:value-type="string" calcext:value-type="string">
            <text:p>77,19</text:p>
          </table:table-cell>
          <table:table-cell table:number-columns-repeated="2" office:value-type="float" office:value="17665011" calcext:value-type="float">
            <text:p>17665011</text:p>
          </table:table-cell>
          <table:table-cell office:value-type="float" office:value="45395447" calcext:value-type="float">
            <text:p>45395447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17421760" calcext:value-type="float">
            <text:p>17421760</text:p>
          </table:table-cell>
          <table:table-cell office:value-type="float" office:value="17665011" calcext:value-type="float">
            <text:p>17665011</text:p>
          </table:table-cell>
          <table:table-cell/>
          <table:table-cell table:formula="of:=[.G20] / [.B20]" office:value-type="float" office:value="0.544928278985551" calcext:value-type="float">
            <text:p>0.544928278985551</text:p>
          </table:table-cell>
          <table:table-cell table:formula="of:=[.C20]  / (([.B20] + [.C20] - 300*10000) - 3*([.H20]))" office:value-type="float" office:value="0.974394848509647" calcext:value-type="float">
            <text:p>0.974394848509647</text:p>
          </table:table-cell>
          <table:table-cell table:formula="of:=[.E20] / [.F20]" office:value-type="float" office:value="1" calcext:value-type="float">
            <text:p>1</text:p>
          </table:table-cell>
          <table:table-cell table:formula="of:=[.I20] / ([.F20] + [.I20])" office:value-type="float" office:value="0.496533579564788" calcext:value-type="float">
            <text:p>0.496533579564788</text:p>
          </table:table-cell>
          <table:table-cell table:formula="of:=[.J20] / [.F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m 2r ov ipv4 &amp; ipv6 10m iv 131068 c</text:p>
          </table:table-cell>
          <table:table-cell office:value-type="float" office:value="74511724" calcext:value-type="float">
            <text:p>74511724</text:p>
          </table:table-cell>
          <table:table-cell office:value-type="float" office:value="2914393252" calcext:value-type="float">
            <text:p>2914393252</text:p>
          </table:table-cell>
          <table:table-cell office:value-type="string" calcext:value-type="string">
            <text:p>79,13</text:p>
          </table:table-cell>
          <table:table-cell office:value-type="float" office:value="17658821" calcext:value-type="float">
            <text:p>17658821</text:p>
          </table:table-cell>
          <table:table-cell office:value-type="float" office:value="27958821" calcext:value-type="float">
            <text:p>27958821</text:p>
          </table:table-cell>
          <table:table-cell office:value-type="float" office:value="43716827" calcext:value-type="float">
            <text:p>43716827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office:value-type="float" office:value="11658821" calcext:value-type="float">
            <text:p>11658821</text:p>
          </table:table-cell>
          <table:table-cell/>
          <table:table-cell table:formula="of:=[.G21] / [.B21]" office:value-type="float" office:value="0.586710716826254" calcext:value-type="float">
            <text:p>0.586710716826254</text:p>
          </table:table-cell>
          <table:table-cell table:formula="of:=[.C21]  / (([.B21] + [.C21] - 300*10000) - 3*([.H21]))" office:value-type="float" office:value="0.977337257765105" calcext:value-type="float">
            <text:p>0.977337257765105</text:p>
          </table:table-cell>
          <table:table-cell table:formula="of:=[.E21] / [.F21]" office:value-type="float" office:value="0.631601060717117" calcext:value-type="float">
            <text:p>0.631601060717117</text:p>
          </table:table-cell>
          <table:table-cell/>
          <table:table-cell table:formula="of:=[.J21] / [.F21]" office:value-type="float" office:value="0.41699973686301" calcext:value-type="float">
            <text:p>0.41699973686301</text:p>
          </table:table-cell>
          <table:table-cell/>
        </table:table-row>
        <table:table-row table:style-name="ro1">
          <table:table-cell office:value-type="string" calcext:value-type="string">
            <text:p>shm ws ipv4 &amp; ipv6 10m iv 131068 c</text:p>
          </table:table-cell>
          <table:table-cell office:value-type="float" office:value="46665320" calcext:value-type="float">
            <text:p>46665320</text:p>
          </table:table-cell>
          <table:table-cell office:value-type="float" office:value="2944560968" calcext:value-type="float">
            <text:p>2944560968</text:p>
          </table:table-cell>
          <table:table-cell office:value-type="string" calcext:value-type="string">
            <text:p>61,00</text:p>
          </table:table-cell>
          <table:table-cell table:number-columns-repeated="2" office:value-type="float" office:value="15282142" calcext:value-type="float">
            <text:p>15282142</text:p>
          </table:table-cell>
          <table:table-cell office:value-type="float" office:value="28505007" calcext:value-type="float">
            <text:p>28505007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3295" calcext:value-type="float">
            <text:p>1883295</text:p>
          </table:table-cell>
          <table:table-cell table:formula="of:=[.G22] / [.B22]" office:value-type="float" office:value="0.610839205645649" calcext:value-type="float">
            <text:p>0.610839205645649</text:p>
          </table:table-cell>
          <table:table-cell table:formula="of:=[.C22]  / (([.B22] + [.C22] - 300*10000) - 3*([.H22]))" office:value-type="float" office:value="0.98668587052814" calcext:value-type="float">
            <text:p>0.98668587052814</text:p>
          </table:table-cell>
          <table:table-cell table:formula="of:=[.E22] / [.F22]" office:value-type="float" office:value="1" calcext:value-type="float">
            <text:p>1</text:p>
          </table:table-cell>
          <table:table-cell table:number-columns-repeated="2"/>
          <table:table-cell table:formula="of:=[.K22] / [.E22]" office:value-type="float" office:value="0.123235015091471" calcext:value-type="float">
            <text:p>0.123235015091471</text:p>
          </table:table-cell>
        </table:table-row>
        <table:table-row table:style-name="ro1">
          <table:table-cell office:value-type="string" calcext:value-type="string">
            <text:p>shm nr ipv4 &amp; ipv6 10m iv 131068 c</text:p>
          </table:table-cell>
          <table:table-cell office:value-type="float" office:value="47656144" calcext:value-type="float">
            <text:p>47656144</text:p>
          </table:table-cell>
          <table:table-cell office:value-type="float" office:value="2941904179" calcext:value-type="float">
            <text:p>2941904179</text:p>
          </table:table-cell>
          <table:table-cell office:value-type="string" calcext:value-type="string">
            <text:p>34,04</text:p>
          </table:table-cell>
          <table:table-cell table:number-columns-repeated="2" office:value-type="float" office:value="13293953" calcext:value-type="float">
            <text:p>13293953</text:p>
          </table:table-cell>
          <table:table-cell office:value-type="float" office:value="31471598" calcext:value-type="float">
            <text:p>31471598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] / [.B23]" office:value-type="float" office:value="0.660389099042508" calcext:value-type="float">
            <text:p>0.660389099042508</text:p>
          </table:table-cell>
          <table:table-cell table:formula="of:=[.C23]  / (([.B23] + [.C23] - 300*10000) - 3*([.H23]))" office:value-type="float" office:value="0.986346235556032" calcext:value-type="float">
            <text:p>0.986346235556032</text:p>
          </table:table-cell>
          <table:table-cell table:formula="of:=[.E23] / [.F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&amp; ipv6 30m iv 131068 c</text:p>
          </table:table-cell>
          <table:table-cell office:value-type="float" office:value="77555952" calcext:value-type="float">
            <text:p>77555952</text:p>
          </table:table-cell>
          <table:table-cell office:value-type="float" office:value="8017720919" calcext:value-type="float">
            <text:p>8017720919</text:p>
          </table:table-cell>
          <table:table-cell office:value-type="string" calcext:value-type="string">
            <text:p>76,23</text:p>
          </table:table-cell>
          <table:table-cell table:number-columns-repeated="2" office:value-type="float" office:value="20995335" calcext:value-type="float">
            <text:p>20995335</text:p>
          </table:table-cell>
          <table:table-cell office:value-type="float" office:value="53964336" calcext:value-type="float">
            <text:p>53964336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] / [.B24]" office:value-type="float" office:value="0.695811663816595" calcext:value-type="float">
            <text:p>0.695811663816595</text:p>
          </table:table-cell>
          <table:table-cell table:formula="of:=[.C24]  / (([.B24] + [.C24] - 300*10000) - 3*([.H24]))" office:value-type="float" office:value="0.991268434583882" calcext:value-type="float">
            <text:p>0.991268434583882</text:p>
          </table:table-cell>
          <table:table-cell table:formula="of:=[.E24] / [.F24]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 style:data-style-name="N2" text:time-value="11:25:35.376908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22:06:50.319542424</meta:creation-date>
    <dc:date>2023-04-08T13:35:43.800148915</dc:date>
    <meta:editing-duration>PT3H40M38S</meta:editing-duration>
    <meta:editing-cycles>6</meta:editing-cycles>
    <meta:generator>LibreOffice/7.0.4.2$Linux_X86_64 LibreOffice_project/00$Build-2</meta:generator>
    <meta:document-statistic meta:table-count="1" meta:cell-count="290" meta:object-count="0"/>
  </office:meta>
</office:document-meta>
</file>